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A4000001A4ED6ED6A19E54D9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cc00" draw:marker-start-width="0.359cm" draw:marker-end-width="0.359cm" draw:fill="none" draw:fill-color="#729fcf" draw:textarea-horizontal-align="justify" draw:textarea-vertical-align="middle" draw:auto-grow-height="false" fo:min-height="2.05cm" fo:min-width="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cc00" draw:marker-start-width="0.359cm" draw:marker-end-width="0.359cm" draw:fill="none" draw:fill-color="#729fcf" draw:textarea-horizontal-align="justify" draw:textarea-vertical-align="middle" draw:auto-grow-height="false" fo:min-height="1.944cm" fo:min-width="1.894cm" fo:padding-top="0.178cm" fo:padding-bottom="0.178cm" fo:padding-left="0.303cm" fo:padding-right="0.303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1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113cm" svg:height="11.113cm" svg:x="4.943cm" svg:y="9.293cm">
          <draw:image xlink:href="Pictures/10000200000001A4000001A4ED6ED6A19E54D91C.png" xlink:type="simple" xlink:show="embed" xlink:actuate="onLoad">
            <text:p/>
          </draw:image>
        </draw:frame>
        <draw:custom-shape draw:style-name="gr2" draw:text-style-name="P2" draw:layer="layout" svg:width="2.5cm" svg:height="2.3cm" svg:x="6.5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2.3cm" svg:x="9.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2.3cm" svg:x="11.9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2.3cm" svg:x="11.9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2.3cm" svg:x="11.9cm" svg:y="1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2.3cm" svg:x="9.2cm" svg:y="1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2.3cm" svg:x="6.5cm" svg:y="1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2.3cm" svg:x="6.5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1.5cm" svg:x="9.6cm" svg:y="12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9T11:19:21.059245016</dc:date>
    <meta:editing-duration>PT3M15S</meta:editing-duration>
    <meta:editing-cycles>1</meta:editing-cycles>
    <meta:document-statistic meta:object-count="10"/>
    <meta:generator>LibreOffice/5.2.7.2$Linux_X86_64 LibreOffice_project/20m0$Build-2</meta:generator>
  </office:meta>
</office:document-meta>
</file>